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3. Manter Estabelecimento</text:h>
      <text:h text:style-name="Heading_20_2" text:outline-level="2">Descrição:</text:h>
      <text:p text:style-name="Text_20_body"><text:tab/>O viajante pode consultar, adicionar, alterar ou excluir estabeleciment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estabelecimentos. <text:s/></text:p>
      <text:p text:style-name="Text_20_body"><text:tab/>2 – O sistema apresenta a tela com a listagens de estabelecimentos. [A.1 – Detalhar][A.2 – Inserir][A.3 – Pesquisa Avançada]</text:p>
      <text:p text:style-name="Text_20_body"/>
      <text:h text:style-name="Heading_20_1" text:outline-level="1">Fluxos Alternativos: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4 - Alterar][A.5 – Excluir][A.6 – Atribuir ou remover dicas][A.7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estabelecimento</text:p>
      <text:p text:style-name="Text_20_body"><text:tab/><text:tab/>2 – O sistema apresenta o estado e a cidade que deseja pesquisar o estabelecimento</text:p>
      <text:p text:style-name="Text_20_body"><text:tab/><text:tab/>3 – O usuário seleciona a localização que deseja pesquisar e clica em pesquisar</text:p>
      <text:p text:style-name="Text_20_body"><text:tab/><text:tab/>4 – O sistema lista todos os estabelecimentos da localização pesquisada.</text:p>
      <text:p text:style-name="Text_20_body"><text:soft-page-break/><text:tab/>A.4 [Alterar]</text:p>
      <text:p text:style-name="Text_20_body"><text:tab/><text:tab/>1 – O usuário seleciona o estabelecimento que deseja alterar no resultado da pesquisa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lterados com sucesso.<text:tab/></text:p>
      <text:p text:style-name="Text_20_body"><text:tab/>A.5 [Excluir]</text:p>
      <text:p text:style-name="Text_20_body"><text:tab/><text:tab/>1 – O usuário seleciona o estabeleciment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tribuir ou visualizar Avaliações (UC – 09)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9-15T07:53:30</dc:date>
    <meta:editing-duration>PT00H27M25S</meta:editing-duration>
    <meta:editing-cycles>21</meta:editing-cycles>
    <meta:generator>OpenOffice.org/3.0$Unix OpenOffice.org_project/300m15$Build-9379</meta:generator>
    <meta:document-statistic meta:table-count="0" meta:image-count="0" meta:object-count="0" meta:page-count="2" meta:paragraph-count="42" meta:word-count="410" meta:character-count="2503"/>
  </office:meta>
</office:document-meta>
</file>